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ntityResolver.register( String id , URL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EntityResolver.resolveEntity( String publicId , String 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